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D On Rails Basic Game no. 3 GDD</text:p>
      <text:p text:style-name="Standard"/>
      <text:p text:style-name="Standard"/>
      <text:p text:style-name="Standard">Description of what the game is: </text:p>
      <text:p text:style-name="Standard"/>
      <text:p text:style-name="Standard"/>
      <text:p text:style-name="Standard"/>
      <text:p text:style-name="Standard">Any key resources taken from websites: </text:p>
      <text:p text:style-name="Standard">This was incredibly helpful.<text:line-break/><text:a xlink:type="simple" xlink:href="https://gamedev.stackexchange.com/questions/110958/unity-5-what-is-the-proper-way-to-handle-data-between-scenes" text:style-name="Internet_20_link" text:visited-style-name="Visited_20_Internet_20_Link">https://gamedev.stackexchange.com/questions/110958/unity-5-what-is-the-proper-way-to-handle-data-between-scenes</text:a></text:p>
      <text:p text:style-name="Standard"><text:line-break/></text:p>
      <text:p text:style-name="Standard"/>
      <text:p text:style-name="Standard"/>
      <text:p text:style-name="Standard">To Do List: </text:p>
      <text:list xml:id="list7542606734633739132" text:style-name="L1">
        <text:list-item>
          <text:p text:style-name="P2">Setup the scenes, menus and so on. = tick</text:p>
        </text:list-item>
        <text:list-item>
          <text:p text:style-name="P2">Find out what shapes, game objects, colours or whatever I will use. = tick</text:p>
        </text:list-item>
        <text:list-item>
          <text:p text:style-name="P2">Test the on click function with a print statement. = tick/changed to on mouse down</text:p>
        </text:list-item>
        <text:list-item>
          <text:p text:style-name="P2">Write the score system script to print to console the score per shape clicked &amp; the total level score. = tick</text:p>
        </text:list-item>
        <text:list-item>
          <text:p text:style-name="P2">Make the score system write to a UI element either on that screen or the score screen or both. = tick</text:p>
        </text:list-item>
        <text:list-item>
          <text:p text:style-name="P2">The current score needs to be saved/stored but only reset to 0 at the main menu. = tick</text:p>
        </text:list-item>
        <text:list-item>
          <text:p text:style-name="P2">Set up the camera/player position and rotation. Also check that the axis isn't a mess. = tick</text:p>
        </text:list-item>
        <text:list-item>
          <text:p text:style-name="P2">Set up the start and end of the level. = tick</text:p>
        </text:list-item>
        <text:list-item>
          <text:p text:style-name="P2">Write the win/end of level condition for the end goal. = tick</text:p>
        </text:list-item>
        <text:list-item>
          <text:p text:style-name="P2">Create the speed and movement for the camera/player. = tick</text:p>
        </text:list-item>
        <text:list-item>
          <text:p text:style-name="P2">Make it so that the objects or shapes either move past you or remain stationary as you pass them or both? = tick</text:p>
        </text:list-item>
        <text:list-item>
          <text:p text:style-name="P2">Write a script for each type of shape that contains it's public movement. = <text:s/>tick</text:p>
        </text:list-item>
        <text:list-item>
          <text:p text:style-name="P2">There will be three, red, blue &amp; pink(puzzle piece). The movement will be public so that the designer can decide whether it should be a stationary object or not. = tick</text:p>
        </text:list-item>
        <text:list-item>
          <text:p text:style-name="P2">Test different movement speeds until the max and minimum is understood and noted in the scripts. Then prefab things at the optimal speed. = tick</text:p>
        </text:list-item>
        <text:list-item>
          <text:p text:style-name="P2">Make the level in editor until it is playable. = tick</text:p>
        </text:list-item>
        <text:list-item>
          <text:p text:style-name="P2">The cubes spin if they collide with each other. I am fixing this but hopefully have a toggle on and off for it in the inspector. = (The kinematic button can be unticked in the inspector in order to make them collide with each other and other objects again.) tick </text:p>
        </text:list-item>
        <text:list-item>
          <text:p text:style-name="P2">Test until everything works, minus the puzzle piece which should just print a statement for now. = tick</text:p>
        </text:list-item>
        <text:list-item>
          <text:p text:style-name="P2">Test and build and fix. = tick</text:p>
        </text:list-item>
        <text:list-item>
          <text:p text:style-name="P2">Make the puzzle piece/counter work. = tick</text:p>
        </text:list-item>
        <text:list-item>
          <text:p text:style-name="P2">Test and build and fix. = tick</text:p>
        </text:list-item>
        <text:list-item>
          <text:p text:style-name="P2">The basic game is now playable. = tick</text:p>
        </text:list-item>
        <text:list-item>
          <text:p text:style-name="P2">Test and build and fix. = tick</text:p>
        </text:list-item>
        <text:list-item>
          <text:p text:style-name="P2">Polish can now be listed bellow for possible future improvements. = </text:p>
        </text:list-item>
        <text:list-item>
          <text:p text:style-name="P2">Add in a destroy object to destroy any cubes that are missed and go past the player start position. This can stop any pointless slow down. = </text:p>
        </text:list-item>
        <text:list-item>
          <text:p text:style-name="P2">Adding in a button to save you're score as you're high score when on the score screen. <text:soft-page-break/>Otherwise the score is forgotten once you go back to the main menu or the next level, e.g. level 2. = </text:p>
        </text:list-item>
        <text:list-item>
          <text:p text:style-name="P2">Show the saved high score on the score screen. = </text:p>
        </text:list-item>
        <text:list-item>
          <text:p text:style-name="P2"/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86cm" fo:margin-bottom="2.0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tarted on 28/02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Gracie</meta:initial-creator>
    <meta:creation-date>2018-02-28T15:31:29.55</meta:creation-date>
    <dc:date>2018-03-16T19:35:41.25</dc:date>
    <dc:creator>Charlie Gracie</dc:creator>
    <meta:editing-duration>P1DT10H3M10S</meta:editing-duration>
    <meta:editing-cycles>68</meta:editing-cycles>
    <meta:generator>OpenOffice/4.1.3$Win32 OpenOffice.org_project/413m1$Build-9783</meta:generator>
    <meta:document-statistic meta:table-count="0" meta:image-count="0" meta:object-count="0" meta:page-count="2" meta:paragraph-count="33" meta:word-count="500" meta:character-count="2595"/>
  </office:meta>
</office:document-meta>
</file>